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style:font-name="Arial" style:font-name-complex="Arial"/>
    </style:style>
    <style:style style:name="T11" style:parent-style-name="DefaultParagraphFont" style:family="text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style:font-name="Arial" style:font-name-complex="Arial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================================================================================</text:p>
      <text:p text:style-name="Normal">CoAtNet Training for VinDr-SpineXR</text:p>
      <text:p text:style-name="Normal">================================================================================</text:p>
      <text:p text:style-name="Normal"/>
      <text:p text:style-name="Normal">Configuration:</text:p>
      <text:p text:style-name="Normal"><text:s text:c="2"/>Model: coatnet_0_rw_224</text:p>
      <text:p text:style-name="Normal"><text:s text:c="2"/>Batch size: 24</text:p>
      <text:p text:style-name="Normal"><text:s text:c="2"/>Epochs: 10</text:p>
      <text:p text:style-name="Normal"><text:s text:c="2"/>Learning rate: 0.0002</text:p>
      <text:p text:style-name="Normal"><text:s text:c="2"/>Image size: 224x224</text:p>
      <text:p text:style-name="Normal"><text:s text:c="2"/>Warmup epochs: 3</text:p>
      <text:p text:style-name="Normal"><text:s text:c="2"/>Output: C:\Users\prosenjit19\Desktop\Spine\vindr-spinexr\outputs\coatnet_0_rw_224_optimized <text:s text:c="3"/></text:p>
      <text:p text:style-name="Normal"/>
      <text:p text:style-name="Normal">Using device: cuda:0</text:p>
      <text:p text:style-name="Normal"><text:s text:c="2"/>GPU: NVIDIA GeForce RTX 3050</text:p>
      <text:p text:style-name="Normal"><text:s text:c="2"/>CUDA version: 11.0</text:p>
      <text:p text:style-name="Normal"/>
      <text:p text:style-name="Normal">Loading datasets...</text:p>
      <text:p text:style-name="Normal"><text:s text:c="2"/>Loaded 8389 unique images</text:p>
      <text:p text:style-name="Normal"><text:s text:c="2"/>Normal: 4260</text:p>
      <text:p text:style-name="Normal"><text:s text:c="2"/>Abnormal: 4129</text:p>
      <text:p text:style-name="Normal"><text:s text:c="2"/>Loaded 2077 unique images</text:p>
      <text:p text:style-name="Normal"><text:s text:c="2"/>Normal: 1070</text:p>
      <text:p text:style-name="Normal"><text:s text:c="2"/>Abnormal: 1007</text:p>
      <text:p text:style-name="Normal"/>
      <text:p text:style-name="Normal"><text:s text:c="2"/>Class weight (Abnormal): 1.0317</text:p>
      <text:p text:style-name="Normal"/>
      <text:p text:style-name="Normal">Creating coatnet_0_rw_224 model...</text:p>
      <text:p text:style-name="Normal">Training from scratch (no pretrained weights)</text:p>
      <text:p text:style-name="Normal">Total parameters: 26,667,331</text:p>
      <text:p text:style-name="Normal">Trainable parameters: 26,667,331</text:p>
      <text:p text:style-name="Normal"/>
      <text:p text:style-name="Normal">Starting training with CoAtNet optimizations:</text:p>
      <text:p text:style-name="Normal"><text:s text:c="2"/>✓ Convolution stages (local features)</text:p>
      <text:p text:style-name="Normal"><text:s text:c="2"/>✓ Transformer stages (global context)</text:p>
      <text:p text:style-name="Normal"><text:s text:c="2"/>✓ Focal Loss (handles imbalance)</text:p>
      <text:p text:style-name="Normal"><text:s text:c="2"/>✓ MixUp augmentation</text:p>
      <text:p text:style-name="Normal"><text:s text:c="2"/>✓ Gradient clipping</text:p>
      <text:p text:style-name="Normal"><text:s text:c="2"/>✓ Random erasing</text:p>
      <text:p text:style-name="Normal"><text:s text:c="2"/>✓ Warmup + Cosine annealing</text:p>
      <text:p text:style-name="Normal">================================================================================</text:p>
      <text:p text:style-name="Normal">Epoch 1/10 [Train]: 100%|<text:span text:style-name="T2">████████████████████████</text:span>| 350/350 [11:06&lt;00:00, <text:s/>1.90s/it, loss=0.0747]</text:p>
      <text:p text:style-name="Normal">Epoch 1/10 [Val]: 100%|<text:span text:style-name="T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4&lt;00:00, <text:s/>1.44s/it]</text:p>
      <text:p text:style-name="Normal"/>
      <text:p text:style-name="Normal">Epoch 1/10</text:p>
      <text:p text:style-name="Normal"><text:s text:c="2"/>Train Loss: 0.0747 | Train Acc: 0.5189</text:p>
      <text:p text:style-name="Normal"><text:s text:c="2"/>Val Loss: 0.0656 | Val Acc: 0.5152 | AUROC: 0.7072</text:p>
      <text:p text:style-name="Normal"><text:s text:c="2"/>Learning Rate: 0.000067</text:p>
      <text:p text:style-name="Normal"><text:s text:c="2"/>✓ New best AUROC: 0.7072</text:p>
      <text:soft-page-break/>
      <text:p text:style-name="Normal">================================================================================</text:p>
      <text:p text:style-name="Normal">Epoch 2/10 [Train]: 100%|<text:span text:style-name="T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1:03&lt;00:00, <text:s/>1.90s/it, loss=0.0688]<text:s/></text:p>
      <text:p text:style-name="Normal">Epoch 2/10 [Val]: 100%|<text:span text:style-name="T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4&lt;00:00, <text:s/>1.43s/it]<text:s/></text:p>
      <text:p text:style-name="Normal"/>
      <text:p text:style-name="Normal">Epoch 2/10</text:p>
      <text:p text:style-name="Normal"><text:s text:c="2"/>Train Loss: 0.0688 | Train Acc: 0.5187</text:p>
      <text:p text:style-name="Normal"><text:s text:c="2"/>Val Loss: 0.0649 | Val Acc: 0.5161 | AUROC: 0.7146</text:p>
      <text:p text:style-name="Normal"><text:s text:c="2"/>Learning Rate: 0.000133</text:p>
      <text:p text:style-name="Normal"><text:s text:c="2"/>✓ New best AUROC: 0.7146</text:p>
      <text:p text:style-name="Normal">================================================================================</text:p>
      <text:p text:style-name="Normal">Epoch 3/10 [Train]: 100%|<text:span text:style-name="T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1:00&lt;00:00, <text:s/>1.89s/it, loss=0.0679]<text:s/></text:p>
      <text:p text:style-name="Normal">Epoch 3/10 [Val]: 100%|<text:span text:style-name="T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4&lt;00:00, <text:s/>1.43s/it]<text:s/></text:p>
      <text:p text:style-name="Normal"/>
      <text:p text:style-name="Normal">Epoch 3/10</text:p>
      <text:p text:style-name="Normal"><text:s text:c="2"/>Train Loss: 0.0679 | Train Acc: 0.5196</text:p>
      <text:p text:style-name="Normal"><text:s text:c="2"/>Val Loss: 0.0652 | Val Acc: 0.5205 | AUROC: 0.7112</text:p>
      <text:soft-page-break/>
      <text:p text:style-name="Normal"><text:s text:c="2"/>Learning Rate: 0.000200</text:p>
      <text:p text:style-name="Normal">================================================================================</text:p>
      <text:p text:style-name="Normal">Epoch 4/10 [Train]: 100%|<text:span text:style-name="T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1:02&lt;00:00, <text:s/>1.89s/it, loss=0.0669]</text:p>
      <text:p text:style-name="Normal">Epoch 4/10 [Val]: 100%|<text:span text:style-name="T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4&lt;00:00, <text:s/>1.43s/it]<text:s/></text:p>
      <text:p text:style-name="Normal"/>
      <text:p text:style-name="Normal">Epoch 4/10</text:p>
      <text:p text:style-name="Normal"><text:s text:c="2"/>Train Loss: 0.0669 | Train Acc: 0.5195</text:p>
      <text:p text:style-name="Normal"><text:s text:c="2"/>Val Loss: 0.0638 | Val Acc: 0.5190 | AUROC: 0.7363</text:p>
      <text:p text:style-name="Normal"><text:s text:c="2"/>Learning Rate: 0.000190</text:p>
      <text:p text:style-name="Normal"><text:s text:c="2"/>✓ New best AUROC: 0.7363</text:p>
      <text:p text:style-name="Normal">================================================================================</text:p>
      <text:p text:style-name="Normal">Epoch 5/10 [Train]: 100%|<text:span text:style-name="T1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1:01&lt;00:00, <text:s/>1.89s/it, loss=0.0663]<text:s/></text:p>
      <text:p text:style-name="Normal">Epoch 5/10 [Val]: 100%|<text:span text:style-name="T1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3&lt;00:00, <text:s/>1.42s/it]<text:s/></text:p>
      <text:p text:style-name="Normal"/>
      <text:p text:style-name="Normal">Epoch 5/10</text:p>
      <text:p text:style-name="Normal"><text:s text:c="2"/>Train Loss: 0.0663 | Train Acc: 0.5148</text:p>
      <text:soft-page-break/>
      <text:p text:style-name="Normal"><text:s text:c="2"/>Val Loss: 0.0645 | Val Acc: 0.5696 | AUROC: 0.7306</text:p>
      <text:p text:style-name="Normal"><text:s text:c="2"/>Learning Rate: 0.000163</text:p>
      <text:p text:style-name="Normal">================================================================================</text:p>
      <text:p text:style-name="Normal">Epoch 6/10 [Train]: 100%|<text:span text:style-name="T1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1:05&lt;00:00, <text:s/>1.90s/it, loss=0.0657]</text:p>
      <text:p text:style-name="Normal">Epoch 6/10 [Val]: 100%|<text:span text:style-name="T1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4&lt;00:00, <text:s/>1.44s/it]<text:s/></text:p>
      <text:p text:style-name="Normal"/>
      <text:p text:style-name="Normal">Epoch 6/10</text:p>
      <text:p text:style-name="Normal"><text:s text:c="2"/>Train Loss: 0.0657 | Train Acc: 0.5159</text:p>
      <text:p text:style-name="Normal"><text:s text:c="2"/>Val Loss: 0.0651 | Val Acc: 0.5643 | AUROC: 0.7270</text:p>
      <text:p text:style-name="Normal"><text:s text:c="2"/>Learning Rate: 0.000123</text:p>
      <text:p text:style-name="Normal">================================================================================</text:p>
      <text:p text:style-name="Normal">Epoch 7/10 [Train]: 100%|<text:span text:style-name="T14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1:09&lt;00:00, <text:s/>1.91s/it, loss=0.0658]</text:p>
      <text:p text:style-name="Normal">Epoch 7/10 [Val]: 100%|<text:span text:style-name="T15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4&lt;00:00, <text:s/>1.44s/it]<text:s/></text:p>
      <text:p text:style-name="Normal"/>
      <text:p text:style-name="Normal">Epoch 7/10</text:p>
      <text:p text:style-name="Normal"><text:s text:c="2"/>Train Loss: 0.0658 | Train Acc: 0.5288</text:p>
      <text:soft-page-break/>
      <text:p text:style-name="Normal"><text:s text:c="2"/>Val Loss: 0.0630 | Val Acc: 0.5388 | AUROC: 0.7495</text:p>
      <text:p text:style-name="Normal"><text:s text:c="2"/>Learning Rate: 0.000078</text:p>
      <text:p text:style-name="Normal"><text:s text:c="2"/>✓ New best AUROC: 0.7495</text:p>
      <text:p text:style-name="Normal">================================================================================</text:p>
      <text:p text:style-name="Normal">Epoch 8/10 [Train]: 100%|<text:span text:style-name="T16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54&lt;00:00, <text:s/>1.87s/it, loss=0.0646]<text:s/></text:p>
      <text:p text:style-name="Normal">Epoch 8/10 [Val]: 100%|<text:span text:style-name="T17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3&lt;00:00, <text:s/>1.42s/it]<text:s/></text:p>
      <text:p text:style-name="Normal"/>
      <text:p text:style-name="Normal">Epoch 8/10</text:p>
      <text:p text:style-name="Normal"><text:s text:c="2"/>Train Loss: 0.0646 | Train Acc: 0.5197</text:p>
      <text:p text:style-name="Normal"><text:s text:c="2"/>Val Loss: 0.0624 | Val Acc: 0.5494 | AUROC: 0.7490</text:p>
      <text:p text:style-name="Normal"><text:s text:c="2"/>Learning Rate: 0.000038</text:p>
      <text:p text:style-name="Normal">================================================================================</text:p>
      <text:p text:style-name="Normal">Epoch 9/10 [Train]: 100%|<text:span text:style-name="T18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0:48&lt;00:00, <text:s/>1.85s/it, loss=0.0636]</text:p>
      <text:p text:style-name="Normal">Epoch 9/10 [Val]: 100%|<text:span text:style-name="T19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3&lt;00:00, <text:s/>1.42s/it]<text:s/></text:p>
      <text:p text:style-name="Normal"/>
      <text:p text:style-name="Normal">Epoch 9/10</text:p>
      <text:soft-page-break/>
      <text:p text:style-name="Normal"><text:s text:c="2"/>Train Loss: 0.0636 | Train Acc: 0.5283</text:p>
      <text:p text:style-name="Normal"><text:s text:c="2"/>Val Loss: 0.0612 | Val Acc: 0.5628 | AUROC: 0.7682</text:p>
      <text:p text:style-name="Normal"><text:s text:c="2"/>Learning Rate: 0.000011</text:p>
      <text:p text:style-name="Normal"><text:s text:c="2"/>✓ New best AUROC: 0.7682</text:p>
      <text:p text:style-name="Normal">================================================================================</text:p>
      <text:p text:style-name="Normal">Epoch 10/10 [Train]: 100%|<text:span text:style-name="T20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350/350 [11:02&lt;00:00, <text:s/>1.89s/it, loss=0.0629]<text:s/></text:p>
      <text:p text:style-name="Normal">Epoch 10/10 [Val]: 100%|<text:span text:style-name="T21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5&lt;00:00, <text:s/>1.44s/it]<text:s/></text:p>
      <text:p text:style-name="Normal"/>
      <text:p text:style-name="Normal">Epoch 10/10</text:p>
      <text:p text:style-name="Normal"><text:s text:c="2"/>Train Loss: 0.0629 | Train Acc: 0.5308</text:p>
      <text:p text:style-name="Normal"><text:s text:c="2"/>Val Loss: 0.0613 | Val Acc: 0.6028 | AUROC: 0.7713</text:p>
      <text:p text:style-name="Normal"><text:s text:c="2"/>Learning Rate: 0.000001</text:p>
      <text:p text:style-name="Normal"><text:s text:c="2"/>✓ New best AUROC: 0.7713</text:p>
      <text:p text:style-name="Normal">================================================================================</text:p>
      <text:p text:style-name="Normal"/>
      <text:p text:style-name="Normal">Final Evaluation with Best Model...</text:p>
      <text:p text:style-name="Normal">Epoch 10/10 [Val]: 100%|<text:span text:style-name="T22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87/87 [02:02&lt;00:00, <text:s/>1.41s/it]</text:p>
      <text:p text:style-name="Normal"/>
      <text:p text:style-name="Normal">Calculating 95% confidence intervals (bootstrap)...</text:p>
      <text:soft-page-break/>
      <text:p text:style-name="Normal">Bootstrap: 100%|<text:span text:style-name="T23">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</text:span>| 1000/1000 [00:08&lt;00:00, 116.32it/s]</text:p>
      <text:p text:style-name="Normal"/>
      <text:p text:style-name="Normal">====================================================================================================</text:p>
      <text:p text:style-name="Normal">FINAL RESULTS - coatnet_0_rw_224</text:p>
      <text:p text:style-name="Normal">====================================================================================================</text:p>
      <text:p text:style-name="Normal"/>
      <text:p text:style-name="Normal">Metric <text:s text:c="10"/>| Value <text:s text:c="2"/>| 95% CI <text:s text:c="14"/>| EfficientNetV2-S <text:s/>| Paper (DenseNet-201)</text:p>
      <text:p text:style-name="Normal">----------------------------------------------------------------------------------------------------</text:p>
      <text:p text:style-name="Normal">AUROC <text:s text:c="11"/>| <text:s/>77.13% | (75.1%, 79.1%) | 89.40% <text:s text:c="11"/>| 87.14%</text:p>
      <text:p text:style-name="Normal">F1 Score <text:s text:c="8"/>| <text:s/>36.78% | (33.4%, 40.0%) | 78.57% <text:s text:c="11"/>| 79.03%</text:p>
      <text:p text:style-name="Normal">Sensitivity <text:s text:c="5"/>| <text:s/>23.83% | (21.3%, 26.5%) | 70.80% <text:s text:c="11"/>| 77.97%</text:p>
      <text:p text:style-name="Normal">Specificity <text:s text:c="5"/>| <text:s/>94.58% | (93.1%, 96.0%) | 91.12% <text:s text:c="11"/>| 81.46%</text:p>
      <text:p text:style-name="Normal">====================================================================================================</text:p>
      <text:p text:style-name="Normal"/>
      <text:p text:style-name="Normal">Confusion Matrix:</text:p>
      <text:p text:style-name="Normal"><text:s text:c="2"/>TN: 1012 <text:s/>FP: <text:s text:c="2"/>58</text:p>
      <text:p text:style-name="Normal"><text:s text:c="2"/>FN: <text:s/>767 <text:s/>TP: <text:s/>240</text:p>
      <text:p text:style-name="Normal">====================================================================================================</text:p>
      <text:p text:style-name="Normal"/>
      <text:p text:style-name="Normal">All results saved to: C:\Users\prosenjit19\Desktop\Spine\vindr-spinexr\outputs\coatnet_0_rw_224_optimized</text:p>
      <text:p text:style-name="Normal">Training complete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osenjit Mondol</meta:initial-creator>
    <dc:creator>Prosenjit Mondol</dc:creator>
    <meta:creation-date>2025-12-09T14:15:00Z</meta:creation-date>
    <dc:date>2025-12-09T14:15:00Z</dc:date>
    <meta:template xlink:href="Normal" xlink:type="simple"/>
    <meta:editing-cycles>1</meta:editing-cycles>
    <meta:editing-duration>PT0S</meta:editing-duration>
    <meta:document-statistic meta:page-count="8" meta:paragraph-count="17" meta:word-count="1341" meta:character-count="8973" meta:row-count="63" meta:non-whitespace-character-count="7649"/>
  </office:meta>
</office:document-meta>
</file>